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Brewery</text:p>
          </table:table-cell>
          <table:table-cell office:value-type="string">
            <text:p>Beername</text:p>
          </table:table-cell>
          <table:table-cell office:value-type="string">
            <text:p>Beertag</text:p>
          </table:table-cell>
          <table:table-cell office:value-type="string">
            <text:p>Enabled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float" office:value="1664">
            <text:p>166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1664_blanch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3 mont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4 pin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5 gaar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dam 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ffligem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ffligem_roug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kerbeltz_ambré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kti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ktienbrauerei kaufbeur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lhambr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llagash black belgian stou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llersheim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llgäuer brauhau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lpirsbacher kloster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l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ltenbur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madeus haus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mb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mbrée du bouffa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merican sk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mste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ndechs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rchime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rco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.s.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str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tlantic brewing compan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uer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ugusti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ugustiner 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ugustiner-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ugustiner bräu münch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ayin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ad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aisin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aladi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anjalucka pivar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ank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anks'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arba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arbã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arbar_brun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arberie blanche aux agrum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arberie cuivrée au thé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arberie fruité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ären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arr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ateman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ath al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atham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atti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avik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bk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eavertow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eck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eck'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eerla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elhav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elle gueule blond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ellheim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er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erliner kind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erliner pilse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ernar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iere_de_saiso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ière_de_saiso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irra del borg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irreficio de ner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irrificio artigianale bassa brescian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irrificio del duca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irrificio del fort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irrificio italian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irroi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ischof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ischofsho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itbur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itter a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lack mamb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lack sheep brewer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lanch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lanche_de_bruxell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lanche de chambl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lanche de namu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lanche hermin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londe du bouffa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lue mountain brewer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ob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ock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ock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offerdin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old rock hard cid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olnis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olt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onne esperanc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oréale blanch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oréale blond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oréale brun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oréale ip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oréale lager ip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oréale noir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oréale rouss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osc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asserie de saint-om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rasserie du chardo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asserie dupon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asserie la morga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auerei ber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auerei glenk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auerei kitzman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auerei landsberg gmb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auerei maisac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auhau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äuhau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auhaus tegernse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auhaus tergernse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äu im mo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ewdo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ewfis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it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odi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odie'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ooklyn la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uc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ugge_tripe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ug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utò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rūveri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ucaner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udva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udweis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bürgerbräu wolnzac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us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arlin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arlsber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arlser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arolus_classic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carolus_d'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asablanc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cc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Černá hor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ēs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harles well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cheval blanc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hima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chipi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houff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iecha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ooper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oopers pale a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ordoei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oref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orgo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oron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coup de griso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ourage_director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craf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crist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rossbow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rouch va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ruzcamp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rystal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cuvee_des_troll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cuvée des troll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alešic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ark star brewer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armstädt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aylesford cider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e bassus schlossbrauerei zu sandersdor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ei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delirium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delirium tremen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er hirsch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desperado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iebel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inkelack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istelhäus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ithmarsch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ju dj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ogfish 60min ip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omhof hausbrauere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orad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<text:s/>dorad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resdner felsenkell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duve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edelweis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edelweiss_blanch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f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g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ibau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ichbaum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inbecker brauhau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insiedl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ku pil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lav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lephan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l president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ngel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Éphém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rdin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rdinger weißbi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rdinger weiss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rdinger weiß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rl-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rzquel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estamine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strella galic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ttal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ttl-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extraomn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alt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far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at ca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aus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eldschlößch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eldschlößchen brauere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elinfoel brewer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elsen 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ieg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igueroa mountain brewing compan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fin du mond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isch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isher ambré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lensburger brauere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lötzin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lower pot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oglie d'erb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øroya bjó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ors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oster'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ramboise_lindeman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ranken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rankenheim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ranziska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ranziskaner weissbi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ree_hous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reiber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riedenfels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riesisches brauhaus zu jev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rü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rüh-kölsc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üchsch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uller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uller'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ürst car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ürst carl elling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fürstenber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affe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ambrinu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ampert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engoul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iesinger bräu münch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loss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lossner neumark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oldochs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old ochs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öll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os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öss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ouda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raf arc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reene kin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rei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reifenkla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griffon blanch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griffon blond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griffon rouss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rimberg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rimbergen_blach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rimbergen_blanch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rimbergen_fruits_roug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rimbergen_whit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roll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rolsc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ruibin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uinnes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uinness stou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ulasch alt und 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ulpener brauere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gutman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<text:s/>haake-beck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hack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acker pschor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acker-pschor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acklberger brauere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annen al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arp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artman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asen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asen-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asseröd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atz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-be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eerdter schlüsse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eidelber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eidelberger 160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einek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einz vom stei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ennin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erbsthäus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erbsthäuser brauere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erren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errn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ertog ja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essische löwenbier brauere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ilden brewer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ilsenbeck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brauhaus wolters gmb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egaard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egard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epf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f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fbräuhau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fbrauhaus freisin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fbräuhaus traunstei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fbrauhaus wolters gmb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fbräu münch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fman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fmüh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fstätter scheune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lza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mmel bi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ok norto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ok norton brewer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op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öpf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uar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ummel bräu merkendor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utthurm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yd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hy sup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imperi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irlbach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ir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jacob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jakub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jenning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jev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ježek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john_martin'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joseph hol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joseph holt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josheph holt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joufflu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joul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jupil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jw le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kais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aiser neuhau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anterbra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anterbraü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apuzi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arlsber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astee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asteel_roug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ays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azbeg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ilkenn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itzman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itzmann bi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lášt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losterbrauerei weißenoh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neitin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och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ölsc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önig ludwi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önig ludwig dunke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önig_ludwig_weiss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önig pilse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önigs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onrá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össel 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östritz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öthe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oze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rau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rautheim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riek_linderman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rombach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ronembour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ronenbour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ronenbourg 1664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rug bi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rug-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rušovic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ühbach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ühler kru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ulmbach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ulmbacher mönchsho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upf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kwak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la bêt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la corn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ambrat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amms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ammsbräu neumark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ancelo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andskro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la trapp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auterbach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eder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eeuw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eff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effe_blanch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effe_frui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effe_roya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effe_rub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einbur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licorn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indemans_raspberr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lio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living 6.3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obur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oncium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ondon prid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öwen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öwenbrauerei passa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lupulu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a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agist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mag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agner'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aho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ahr 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aier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aisel bayreut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aisel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altes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maor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aredsou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arston'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maudit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cewan'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cmullen'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eckatz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emmin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emminger brauere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enarest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ete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eteor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ill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ilton brewer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oab brewer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oinett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olson export a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önchsho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onin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orett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ühlen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üll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urphy'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urphy's stou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mus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mystic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neumarkter lamms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nikl 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nordbräu ingolstad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nynäshamns Ångbrygger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odens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oesterstou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offa's dyke brewer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okanagan pale a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okanagan sprin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okanagan winter a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olimp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ommegang brewer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oppigårds brygger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Ørbæk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orv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oss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ottakrin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abst blue ribbo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aceñ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alm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alm amber a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alm speciale belge amb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ark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ark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ark 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aula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<text:s/>paula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elfor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elfort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per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etrognol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etru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hilomen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pil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ilse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ilsner urque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ilsner urquel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ilsner_urquel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inkus müll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itch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lzensky prazdroj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lzeňský prazdroj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ostbrauerei nesselwang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ost brauerei weil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rimát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rinz luitpol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schor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szeniczn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üls 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üls bräu weismai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untigam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yras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pyraser bi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quantum brewing compan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queue_de_charru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adeber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ebel re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echenber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recor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ed hill brewer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ed_kastee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eissdorf kölsc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eith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either oberferried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eudnitz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ha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ickard's blond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ickard's re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iege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iege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itter bi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itter nennsling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izmaj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obinson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obinson'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ochefor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öhr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öhrl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osenbrauerei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osenbrauerei kaufbeur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oss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othau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ruhrtal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rura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aarfürs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saint benoî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aint landeli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aint-om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aison_dupon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ak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amichlau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am_smith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amuel smit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amuel_smit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an migue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anwal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appor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äffler 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äfleshimme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aller 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anzen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erde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impf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ladminger bi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lossbrauerei autenrie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loßbrauerei fattiga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lossbrauerei haimhaus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lossbrauerei maxlrai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lossbrauerei weesenstei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löss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neider kelheim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öfferhof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önbuc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umach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umacher al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üttin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waben 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wanen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warz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warzer stei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chwei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hepherd neam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hepherd nem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igwar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ilvercreek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ingh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io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kinner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leeman blond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leeman honey brow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leeman original draugh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leeman rouss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leeman silvercreek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mithwick'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onnenbräu aufseß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palter bi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pat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paten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peight'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-ambroise cream a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-ambroise noir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-ambroise noire à l'avoin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-ambroise pale a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. arnold brewing compan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arobrn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aropram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eenbrugg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einer bi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ell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ella artoi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ella-artoi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ella artois la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elzer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elzer-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ernquel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. georgen bräu buttenheim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iär biä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ieg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one brewing compan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rongbow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tuttgarter hof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svijan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annenzäpf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ap it brewing co.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aquiñ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egernse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ērvet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ērvet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etley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heaksto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he old bog brewer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hiersteiner 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hurn &amp; taxi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hurn und taxi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hwait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imothy taylo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occalamatt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trappe_trip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rembla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reuner bi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ri martelo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ripel karmelie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ripel_karmeliet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riple fff brewer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rolden bryghu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rophy_brewing_compan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tropica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trou du diabl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rum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uch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turn und taxi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uerig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unětic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ungespundenes kellerbi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ur-krostitz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valmiermuiža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variou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vedett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velké popovic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velkopopovický kozel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veltin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viva gran canaria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vogel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vùdù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adswort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adwort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arstei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artburg-brauerei-eisenac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aterloo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eihenstepha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eihenstepha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einstepha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eld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elde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el_scotch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eltenbur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endelinu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ernesgrün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hite_hoegaard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indsheim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inkler lengenfeld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itkap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ittekerke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itting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 m le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m le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olfs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olfshöh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ürzburger hofbräu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wye valle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york brewery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young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young's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Žatec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zillertal bi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zirndorf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zlatopramen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zötle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zubr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Żywiec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Вацлав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Жигулевское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Микулинецьке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ყაზბეგი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玉出泉、菅公の酒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</table:table-row>
        <table:table-row table:style-name="ro2" table:number-rows-repeated="104787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8T12:41:17</dc:date>
    <dc:creator>pollo </dc:creator>
    <meta:document-statistic meta:table-count="1" meta:cell-count="2808" meta:object-count="0"/>
    <meta:generator>LibreOffice/3.5$Linux_x86 LibreOffice_project/350m1$Build-2</meta:generator>
  </office:meta>
</office:document-meta>
</file>